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21ebb"/>
    </style:style>
    <style:style style:name="P2" style:family="paragraph" style:parent-style-name="Standard">
      <style:text-properties officeooo:paragraph-rsid="00001e30"/>
    </style:style>
    <style:style style:name="P3" style:family="paragraph" style:parent-style-name="Standard">
      <style:text-properties officeooo:rsid="00001e30" officeooo:paragraph-rsid="00001e30"/>
    </style:style>
    <style:style style:name="P4" style:family="paragraph" style:parent-style-name="Standard">
      <style:paragraph-properties fo:text-align="justify" style:justify-single-word="false"/>
      <style:text-properties officeooo:rsid="00001e30" officeooo:paragraph-rsid="00001e30"/>
    </style:style>
    <style:style style:name="P5" style:family="paragraph" style:parent-style-name="Standard">
      <style:paragraph-properties fo:text-align="justify" style:justify-single-word="false"/>
      <style:text-properties officeooo:rsid="00011c45" officeooo:paragraph-rsid="00011c45"/>
    </style:style>
    <style:style style:name="P6" style:family="paragraph" style:parent-style-name="Standard">
      <style:paragraph-properties fo:text-align="justify" style:justify-single-word="false"/>
      <style:text-properties officeooo:rsid="00019e59" officeooo:paragraph-rsid="00019e59"/>
    </style:style>
    <style:style style:name="P7" style:family="paragraph" style:parent-style-name="Standard">
      <style:paragraph-properties fo:text-align="justify" style:justify-single-word="false"/>
      <style:text-properties officeooo:rsid="00021ebb" officeooo:paragraph-rsid="00021ebb"/>
    </style:style>
    <style:style style:name="P8" style:family="paragraph" style:parent-style-name="Standard">
      <style:paragraph-properties fo:text-align="justify" style:justify-single-word="false" fo:break-before="page"/>
      <style:text-properties officeooo:rsid="00019e59" officeooo:paragraph-rsid="00019e59"/>
    </style:style>
    <style:style style:name="P9" style:family="paragraph" style:parent-style-name="Standard">
      <style:paragraph-properties fo:text-align="justify" style:justify-single-word="false"/>
      <style:text-properties officeooo:rsid="00021ebb" officeooo:paragraph-rsid="00021ebb"/>
    </style:style>
    <style:style style:name="P10" style:family="paragraph" style:parent-style-name="Standard">
      <style:paragraph-properties fo:text-align="justify" style:justify-single-word="false"/>
      <style:text-properties officeooo:rsid="0005069b" officeooo:paragraph-rsid="0005069b"/>
    </style:style>
    <style:style style:name="T1" style:family="text">
      <style:text-properties fo:font-weight="bold" officeooo:rsid="0003f7fe" style:font-weight-asian="bold" style:font-weight-complex="bold"/>
    </style:style>
    <style:style style:name="T2" style:family="text">
      <style:text-properties officeooo:rsid="00001e30"/>
    </style:style>
    <style:style style:name="T3" style:family="text">
      <style:text-properties officeooo:rsid="00011c45"/>
    </style:style>
    <style:style style:name="T4" style:family="text">
      <style:text-properties officeooo:rsid="0004e6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mbre.- …...................................................................................................... <text:s text:c="5"/>2º DAW</text:p>
      <text:p text:style-name="Standard"/>
      <text:p text:style-name="Standard"/>
      <text:p text:style-name="P2">1. <text:span text:style-name="T1">(4 puntos) </text:span><text:span text:style-name="T2">Hacer un programa que contenga:</text:span></text:p>
      <text:p text:style-name="P2"/>
      <text:p text:style-name="P3">La definición del objeto Alumno con las siguientes características:</text:p>
      <text:p text:style-name="P3"/>
      <text:p text:style-name="P3"><text:tab/>Propiedades:</text:p>
      <text:p text:style-name="P3"/>
      <text:p text:style-name="P3"><text:tab/><text:tab/>DNI</text:p>
      <text:p text:style-name="P3"><text:tab/><text:tab/>Nombre</text:p>
      <text:p text:style-name="P3"><text:tab/><text:tab/>FechaNacimiento (objeto de tipo Date)</text:p>
      <text:p text:style-name="P3"/>
      <text:p text:style-name="P3"><text:tab/>Métodos:</text:p>
      <text:p text:style-name="P3"/>
      <text:p text:style-name="P3"><text:tab/><text:tab/>edad ()<text:tab/><text:tab/>Devuelve la edad actual en milisegundos.</text:p>
      <text:p text:style-name="P3"/>
      <text:p text:style-name="P3">La definición del objeto Aula con las siguientes características:</text:p>
      <text:p text:style-name="P3"/>
      <text:p text:style-name="P3"><text:tab/>Propiedades:</text:p>
      <text:p text:style-name="P3"/>
      <text:p text:style-name="P3"><text:tab/><text:tab/>Denominacion<text:tab/><text:tab/>(por ejemplo 1º A de Bachillerato)</text:p>
      <text:p text:style-name="P3"><text:tab/><text:tab/>Localizacion<text:tab/><text:tab/>(por ejemplo edificio B planta 2ª)</text:p>
      <text:p text:style-name="P3"><text:tab/><text:tab/>Capacidad<text:tab/><text:tab/>(número máximo de alumnos)</text:p>
      <text:p text:style-name="P3"><text:tab/><text:tab/>Alumnos<text:tab/><text:tab/>(tabla de objetos Alumno)</text:p>
      <text:p text:style-name="P3"/>
      <text:p text:style-name="P3"><text:tab/>Métodos:</text:p>
      <text:p text:style-name="P3"/>
      <text:p text:style-name="P3"><text:tab/><text:tab/>plazasLibres()<text:tab/><text:tab/>Devuelve el número de plazas libres del aula.</text:p>
      <text:p text:style-name="P3"><text:tab/><text:tab/>alumnoMenor()<text:tab/>Devuelve el nombre del alumno más pequeño.</text:p>
      <text:p text:style-name="P3"><text:tab/><text:tab/>sacarLista()<text:tab/><text:tab/>Imprime un listado de los nombres de los alumnos del aula.</text:p>
      <text:p text:style-name="P3"/>
      <text:p text:style-name="P4"><text:span text:style-name="T3">Un enlace “Introducir datos” que permitirá</text:span> introducir datos en una tabla de objetos Aula hasta que el usuario no desee introducir más. Por cada aula se pueden introducir como máximo tantos alumnos como capacidad tenga el aula. Después de introducir los datos de cada alumno se preguntará si se desean más alumnos. <text:span text:style-name="T3">No permitirá que haya denominaciones de aulas repetidas.</text:span></text:p>
      <text:p text:style-name="P4"/>
      <text:p text:style-name="P5">Un enlace “Mostrar Benjamines” que mostrará un listado con la denominación de cada aula y el nombre de su alumno más pequeño.</text:p>
      <text:p text:style-name="P5"/>
      <text:p text:style-name="P5">Un enlace “Mostrar listado” que pedirá la denominación del aula e imprimirá un listado de los alumnos del aula.</text:p>
      <text:p text:style-name="P5"/>
      <text:p text:style-name="P5">Siempre que se pueda deberá hacerse uso de los métodos definidos.</text:p>
      <text:p text:style-name="P5"/>
      <text:p text:style-name="P5"/>
      <text:p text:style-name="P8">2. <text:span text:style-name="T1">(3 puntos) </text:span>Hacer un programa que permita recoger los datos de los libros de una biblioteca. Por cada libro se introducirá el título, el autor y el número de páginas. Cuando no se deseen introducir más datos se realizarán los procesos que permitan mostrar los nombres de los autores y el número total de páginas de sus libros, ordenados por número de páginas de forma descendente.</text:p>
      <text:p text:style-name="P6"/>
      <text:p text:style-name="P7"/>
      <text:p text:style-name="P7">3. <text:span text:style-name="T1">(3 puntos) </text:span>Hacer un programa que pida la posición inicial (horizontal y vertical) y <text:span text:style-name="T4">las dimensiones (ancho y alto) de una ventana y realice la apertura de la misma. Una vez abierta deberá modificar su tamaño, a razón de un pixel cada segundo de la siguiente forma:</text:span></text:p>
      <text:p text:style-name="P7"/>
      <text:p text:style-name="P7">- <text:span text:style-name="T4">Se incrementará su ancho, pixel a pixel, hasta que quede ensanchada 50 pixels.</text:span></text:p>
      <text:p text:style-name="P7">- <text:span text:style-name="T4">A continuación se incrementará su altura, pixel a pixel, hasta que se alargue 50 pixels.</text:span></text:p>
      <text:p text:style-name="P7">- <text:span text:style-name="T4">A continuación se disminuirá su ancho, pixel a pixel, hasta que se estreche 50 pixels.</text:span></text:p>
      <text:p text:style-name="P7">- <text:span text:style-name="T4">A continuación se disminuirá su altura, pixel a pixel, hasta que se acorte 50 pixels.</text:span></text:p>
      <text:p text:style-name="P10"/>
      <text:p text:style-name="P10">Y así repetidamente.</text:p>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3-02-18T10:18:25</meta:creation-date>
    <dc:date>2014-12-09T01:06:39.159380802</dc:date>
    <meta:editing-duration>PT2H45S</meta:editing-duration>
    <meta:editing-cycles>15</meta:editing-cycles>
    <meta:generator>LibreOffice/4.2.7.2$Linux_X86_64 LibreOffice_project/420m0$Build-2</meta:generator>
    <meta:document-statistic meta:table-count="0" meta:image-count="0" meta:object-count="0" meta:page-count="2" meta:paragraph-count="30" meta:word-count="394" meta:character-count="2503" meta:non-whitespace-character-count="2101"/>
  </office:meta>
</office:document-meta>
</file>